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80000026423A6A9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fo:min-height="0.764cm" fo:min-width="9.843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c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.764cm" fo:min-width="3.755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super 6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sub 8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Content Placeholder 7" draw:style-name="gr1" draw:text-style-name="P1" draw:layer="layout" svg:width="31.4cm" svg:height="21.6cm" svg:x="-2.5cm" svg:y="-0.1cm">
          <draw:image xlink:href="Pictures/10000000000003180000026423A6A915.png" xlink:type="simple" xlink:show="embed" xlink:actuate="onLoad">
            <text:p/>
          </draw:image>
        </draw:frame>
        <draw:custom-shape draw:name="TextBox 8" draw:style-name="gr2" draw:text-style-name="P3" draw:layer="layout" svg:width="10.342cm" svg:height="1.11cm" svg:x="1.6cm" svg:y="4.487cm">
          <text:p text:style-name="P2"><text:span text:style-name="T1">(PV)</text:span><text:span text:style-name="T2">*</text:span><text:span text:style-name="T3">T</text:span><text:span text:style-name="T1">=22711.8 cm</text:span><text:span text:style-name="T2">3</text:span><text:span text:style-name="T1">.bar.mol</text:span><text:span text:style-name="T2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3" draw:text-style-name="P1" draw:layer="layout" svg:width="4.199cm" svg:height="2.599cm" draw:transform="rotate (0.531103691381875) translate (0.099cm 7.7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" draw:style-name="gr4" draw:text-style-name="P3" draw:layer="layout" svg:width="4.254cm" svg:height="1.013cm" svg:x="15.6cm" svg:y="16.187cm">
          <text:p text:style-name="P2"><text:span text:style-name="T1">T= 273.16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7T23:17:02</meta:creation-date>
    <dc:date>2014-09-28T12:48:20</dc:date>
    <dc:creator>Jeff Gomes</dc:creator>
    <meta:editing-duration>PT13H15M27S</meta:editing-duration>
    <meta:editing-cycles>2</meta:editing-cycles>
    <meta:generator>LibreOffice/3.5$Linux_X86_64 LibreOffice_project/350m1$Build-2</meta:generator>
    <meta:document-statistic meta:object-count="27"/>
  </office:meta>
</office:document-meta>
</file>